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82c2"/>
    </style:style>
    <style:style style:name="P2" style:family="paragraph" style:parent-style-name="Standard" style:master-page-name="Standard">
      <style:paragraph-properties style:page-number="auto"/>
      <style:text-properties officeooo:rsid="001282c2" officeooo:paragraph-rsid="001282c2"/>
    </style:style>
    <style:style style:name="P3" style:family="paragraph" style:parent-style-name="Standard" style:list-style-name="L1">
      <style:text-properties officeooo:rsid="001282c2" officeooo:paragraph-rsid="001282c2"/>
    </style:style>
    <style:style style:name="P4" style:family="paragraph" style:parent-style-name="Standard">
      <style:text-properties officeooo:rsid="001282c2" officeooo:paragraph-rsid="001282c2"/>
    </style:style>
    <style:style style:name="P5" style:family="paragraph" style:parent-style-name="Standard" style:list-style-name="L2">
      <style:text-properties officeooo:rsid="001282c2" officeooo:paragraph-rsid="001282c2"/>
    </style:style>
    <style:style style:name="P6" style:family="paragraph" style:parent-style-name="Standard" style:list-style-name="L3">
      <style:text-properties officeooo:rsid="001282c2" officeooo:paragraph-rsid="001282c2"/>
    </style:style>
    <style:style style:name="P7" style:family="paragraph" style:parent-style-name="Standard" style:list-style-name="L2"/>
    <style:style style:name="P8" style:family="paragraph" style:parent-style-name="Standard" style:list-style-name="L2">
      <style:text-properties officeooo:paragraph-rsid="001282c2"/>
    </style:style>
    <style:style style:name="P9" style:family="paragraph" style:parent-style-name="Standard" style:list-style-name="L4">
      <style:text-properties officeooo:rsid="00135ca5" officeooo:paragraph-rsid="00135ca5"/>
    </style:style>
    <style:style style:name="P10" style:family="paragraph" style:parent-style-name="Standard" style:list-style-name="L4">
      <style:text-properties officeooo:rsid="00135ca5" officeooo:paragraph-rsid="0015eb7c"/>
    </style:style>
    <style:style style:name="P11" style:family="paragraph" style:parent-style-name="Standard">
      <style:text-properties officeooo:rsid="00135ca5" officeooo:paragraph-rsid="0015eb7c"/>
    </style:style>
    <style:style style:name="P12" style:family="paragraph" style:parent-style-name="Standard" style:list-style-name="L5">
      <style:text-properties officeooo:rsid="00135ca5" officeooo:paragraph-rsid="0015eb7c"/>
    </style:style>
    <style:style style:name="P13" style:family="paragraph" style:parent-style-name="Standard" style:list-style-name="L5">
      <style:text-properties officeooo:rsid="00135ca5" officeooo:paragraph-rsid="0017e637"/>
    </style:style>
    <style:style style:name="P14" style:family="paragraph" style:parent-style-name="Standard">
      <style:text-properties officeooo:rsid="00135ca5" officeooo:paragraph-rsid="0017e637"/>
    </style:style>
    <style:style style:name="P15" style:family="paragraph" style:parent-style-name="Standard" style:list-style-name="L6">
      <style:text-properties officeooo:rsid="00135ca5" officeooo:paragraph-rsid="0017e637"/>
    </style:style>
    <style:style style:name="P16" style:family="paragraph" style:parent-style-name="Standard" style:list-style-name="L7">
      <style:text-properties officeooo:rsid="00135ca5" officeooo:paragraph-rsid="0017e637"/>
    </style:style>
    <style:style style:name="P17" style:family="paragraph" style:parent-style-name="Standard" style:list-style-name="L7">
      <style:text-properties officeooo:rsid="00135ca5" officeooo:paragraph-rsid="0019c20d"/>
    </style:style>
    <style:style style:name="P18" style:family="paragraph" style:parent-style-name="Standard">
      <style:text-properties officeooo:rsid="00135ca5" officeooo:paragraph-rsid="0019c20d"/>
    </style:style>
    <style:style style:name="P19" style:family="paragraph" style:parent-style-name="Standard" style:list-style-name="L9">
      <style:text-properties officeooo:rsid="00135ca5" officeooo:paragraph-rsid="0019c20d"/>
    </style:style>
    <style:style style:name="T1" style:family="text">
      <style:text-properties officeooo:rsid="001282c2"/>
    </style:style>
    <style:style style:name="T2" style:family="text">
      <style:text-properties officeooo:rsid="00135ca5"/>
    </style:style>
    <style:style style:name="T3" style:family="text">
      <style:text-properties officeooo:rsid="0015eb7c"/>
    </style:style>
    <style:style style:name="T4" style:family="text">
      <style:text-properties officeooo:rsid="0017e637"/>
    </style:style>
    <style:style style:name="T5" style:family="text">
      <style:text-properties officeooo:rsid="0019c2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list xml:id="list2962003819333273905" text:style-name="L1">
        <text:list-item>
          <text:p text:style-name="P3">Brief overview of the paper</text:p>
        </text:list-item>
      </text:list>
      <text:p text:style-name="P4"/>
      <text:p text:style-name="P4">1. Introduction</text:p>
      <text:list xml:id="list159731081180274408" text:style-name="L2">
        <text:list-item>
          <text:p text:style-name="P5">Introduction to the subject</text:p>
          <text:list>
            <text:list-item>
              <text:p text:style-name="P5">Previous research in the field of system call-based malware detectors.What are the benefits over other forms of malware detection? </text:p>
              <text:list>
                <text:list-item>
                  <text:p text:style-name="P8"><text:span text:style-name="T1">reference to the results of Canali et. al. 2012 (</text:span>A Quantitative Study of Accuracy in System Call-Based Malware Detection<text:span text:style-name="T1">) </text:span><text:span text:style-name="T5">to shed some light on the accuracy and workings of current syscall-based malware detection techniques.</text:span></text:p>
                </text:list-item>
              </text:list>
            </text:list-item>
          </text:list>
        </text:list-item>
        <text:list-item>
          <text:p text:style-name="P5">Introduce the problem that multi-process malware poses</text:p>
          <text:list>
            <text:list-item>
              <text:p text:style-name="P5">Reference a prominent article about a system-call based malware detection technique that doesn't account for multi-process malware to illustrate the problem</text:p>
            </text:list-item>
            <text:list-item>
              <text:p text:style-name="P7"><text:span text:style-name="T1">Reference to Ma et. al. 2012 (</text:span>Shadow Attacks: Automatically Evading System-Call Behavior Based Malware Detection<text:span text:style-name="T1">)</text:span></text:p>
            </text:list-item>
            <text:list-item>
              <text:p text:style-name="P5">Perhaps use Ramilli et. al. 2011 (Multiprocess Malware) to further illustrate how multi-process malware works</text:p>
            </text:list-item>
          </text:list>
        </text:list-item>
      </text:list>
      <text:p text:style-name="P4">2. Problem Statement</text:p>
      <text:list xml:id="list5263597903222980588" text:style-name="L3">
        <text:list-item>
          <text:p text:style-name="P6">Formulation of the problem</text:p>
          <text:list>
            <text:list-item>
              <text:p text:style-name="P6">Formal notation of the input we're dealing with <text:span text:style-name="T5">(the stream of system-wide systemcalls</text:span></text:p>
            </text:list-item>
            <text:list-item>
              <text:p text:style-name="P6">Formal notation of the way most classical syscall-based detection techniques monitor the behaviour</text:p>
            </text:list-item>
            <text:list-item>
              <text:p text:style-name="P6">Description of why this poses an inherent problem</text:p>
            </text:list-item>
          </text:list>
        </text:list-item>
      </text:list>
      <text:p text:style-name="P1"><text:span text:style-name="T1">3. </text:span><text:span text:style-name="T2">[AppNameHere] Design</text:span></text:p>
      <text:list xml:id="list6297679656425606920" text:style-name="L4">
        <text:list-item>
          <text:p text:style-name="P9">Description of the different components that make up the entire application</text:p>
        </text:list-item>
        <text:list-item>
          <text:p text:style-name="P9">The kernel level syscall monitor</text:p>
          <text:list>
            <text:list-item>
              <text:p text:style-name="P9">Formal description of how it works</text:p>
              <text:list>
                <text:list-item>
                  <text:p text:style-name="P9">where it hooks</text:p>
                </text:list-item>
                <text:list-item>
                  <text:p text:style-name="P9">what data it collects</text:p>
                </text:list-item>
                <text:list-item>
                  <text:p text:style-name="P9">how it sends its data to the userspace</text:p>
                </text:list-item>
              </text:list>
            </text:list-item>
          </text:list>
        </text:list-item>
        <text:list-item>
          <text:p text:style-name="P9">The user level receiver</text:p>
          <text:list>
            <text:list-item>
              <text:p text:style-name="P9">Formal description of how it works</text:p>
              <text:list>
                <text:list-item>
                  <text:p text:style-name="P9">perhaps not as important, but it might be worth mentioning that we have decided on making it run in soft-realtime using the round robin scheduler</text:p>
                </text:list-item>
                <text:list-item>
                  <text:p text:style-name="P9">how it connects to the LKM</text:p>
                </text:list-item>
                <text:list-item>
                  <text:p text:style-name="P9">how it stores its data internally</text:p>
                </text:list-item>
                <text:list-item>
                  <text:p text:style-name="P9">how it exports this data for later analysis</text:p>
                </text:list-item>
              </text:list>
            </text:list-item>
          </text:list>
        </text:list-item>
        <text:list-item>
          <text:p text:style-name="P9">The user level detector</text:p>
          <text:list>
            <text:list-item>
              <text:p text:style-name="P9">Formal description of how it works</text:p>
              <text:list>
                <text:list-item>
                  <text:p text:style-name="P9">how it obtains the syscall information (from the exported data from the receiver)</text:p>
                </text:list-item>
                <text:list-item>
                  <text:p text:style-name="P9">Formal description of the non<text:span text:style-name="T3">-classical use of the transition-matrix with an updating state-transition array we use to monitor all relevant states, rather than only evaluating the transitions defined in the latest state we reached.</text:span></text:p>
                </text:list-item>
                <text:list-item>
                  <text:p text:style-name="P10"><text:span text:style-name="T3">Description of what happens when an end-state is reached</text:span></text:p>
                  <text:list>
                    <text:list-item>
                      <text:p text:style-name="P10"><text:span text:style-name="T3">All syscalls that, given their time of execution that marked states, could've been part of the sequence from state 1 to the endstate, are marked as possibly belonging to the </text:span><text:soft-page-break/><text:span text:style-name="T3">sequence.</text:span></text:p>
                    </text:list-item>
                    <text:list-item>
                      <text:p text:style-name="P10"><text:span text:style-name="T3">If an end state is reached for the second time, we're going to check for repeats based on PID, Inode number of the executable and memory return location. If we've found two chains that match for x%, we can with reasonable certainty say that we've found a (group of) process(es) that matches our signature.</text:span></text:p>
                      <text:list>
                        <text:list-item>
                          <text:p text:style-name="P10"><text:span text:style-name="T3">Give note to the fact that this method of scanning has an exponential complexity, and thus will take a lot longer the bigger the sample is. This is the reason why we've decided to do the detection-process post-monitoring, and not live.</text:span></text:p>
                        </text:list-item>
                      </text:list>
                    </text:list-item>
                  </text:list>
                </text:list-item>
              </text:list>
            </text:list-item>
          </text:list>
        </text:list-item>
      </text:list>
      <text:p text:style-name="P11"><text:span text:style-name="T3">3. </text:span><text:span text:style-name="T4">Testing methodology</text:span></text:p>
      <text:list xml:id="list1071554214749386052" text:style-name="L5">
        <text:list-item>
          <text:p text:style-name="P12"><text:span text:style-name="T3">Description of the used methodology to test our scanning technique.</text:span></text:p>
          <text:list>
            <text:list-item>
              <text:p text:style-name="P12"><text:span text:style-name="T3">Perhaps a simple false-positive, detection and false-negative percentage analysis. </text:span><text:span text:style-name="T4">We might want to introduce an independent variable such as signature length or sample size to illustrate the different conditions under which higher or lower false-positive, false-negative and detection rates are found.</text:span></text:p>
            </text:list-item>
            <text:list-item>
              <text:p text:style-name="P12"><text:span text:style-name="T3">I'm not sure if an analysis of the</text:span><text:span text:style-name="T4"> scalability</text:span><text:span text:style-name="T3"> of the detection algorithm is in place, as the big-O should be computable. I think we can expect this to be the biggest performance factor seeing how sample sizes of captured malware can vary quite a lot. </text:span><text:span text:style-name="T4">We could however, analyze its efficiency? I'm not sure how we're going to express the efficiency however. In CPU cycles given a minimal scale so the effect of the complexity of the algorithm evaluates to O(1)?</text:span></text:p>
            </text:list-item>
            <text:list-item>
              <text:p text:style-name="P13"><text:span text:style-name="T4">Description of the environment we've run the tests in?</text:span></text:p>
            </text:list-item>
          </text:list>
        </text:list-item>
      </text:list>
      <text:p text:style-name="P14"><text:span text:style-name="T4">4. Results</text:span></text:p>
      <text:list xml:id="list4523217137655091934" text:style-name="L6">
        <text:list-item>
          <text:p text:style-name="P15"><text:span text:style-name="T4">Just presenting the found data. False-positive, detection and false-negative graphs with perhaps an ROC-curve to illustrate the ratio between false-positives and detections given different conditions.</text:span></text:p>
        </text:list-item>
      </text:list>
      <text:p text:style-name="P14"><text:span text:style-name="T4">5. Conclusion</text:span></text:p>
      <text:list xml:id="list8633288442559583000" text:style-name="L7">
        <text:list-item>
          <text:p text:style-name="P16"><text:span text:style-name="T4">Small section where we carefully draw conclusions from the results</text:span></text:p>
        </text:list-item>
        <text:list-item>
          <text:p text:style-name="P17"><text:span text:style-name="T4">What applications could this approach have?</text:span></text:p>
        </text:list-item>
      </text:list>
      <text:p text:style-name="P18"><text:span text:style-name="T5">6. Future work</text:span></text:p>
      <text:list xml:id="list2992580630965439846" text:style-name="L9">
        <text:list-item>
          <text:p text:style-name="P19"><text:span text:style-name="T5">Suggestions on research topics that could improve the knowledge and development of syscall-based malware detection techniques related to this artic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1T09:00:11.20</meta:creation-date>
    <meta:editing-duration>PT37M19S</meta:editing-duration>
    <meta:editing-cycles>3</meta:editing-cycles>
    <meta:generator>LibreOffice/4.0.2.2$Windows_x86 LibreOffice_project/4c82dcdd6efcd48b1d8bba66bfe1989deee49c3</meta:generator>
    <dc:date>2013-05-31T09:37:50.62</dc:date>
    <meta:document-statistic meta:table-count="0" meta:image-count="0" meta:object-count="0" meta:page-count="2" meta:paragraph-count="48" meta:word-count="704" meta:character-count="4274" meta:non-whitespace-character-count="3657"/>
  </office:meta>
</office:document-meta>
</file>